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 Digi Kyokasho N-R" svg:font-family="'UD Digi Kyokasho N-R'" style:font-pitch="variable"/>
    <style:font-face style:name="UD Digi Kyokasho NP-B" svg:font-family="'UD Digi Kyokasho NP-B'" style:font-pitch="variable"/>
  </office:font-face-decls>
  <office:automatic-styles>
    <style:style style:name="Table1" style:family="table">
      <style:table-properties style:width="6.9319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0604in"/>
    </style:style>
    <style:style style:name="Table1.B" style:family="table-column">
      <style:table-column-properties style:column-width="0.9417in"/>
    </style:style>
    <style:style style:name="Table1.C" style:family="table-column">
      <style:table-column-properties style:column-width="2.6833in"/>
    </style:style>
    <style:style style:name="Table1.D" style:family="table-column">
      <style:table-column-properties style:column-width="2.2465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8" style:family="table-row">
      <style:table-row-properties style:min-row-height="0.1in"/>
    </style:style>
    <style:style style:name="P1" style:family="paragraph" style:parent-style-name="Standard">
      <style:text-properties style:font-name="UD Digi Kyokasho N-R" fo:font-size="12pt" style:font-name-asian="UD Digi Kyokasho N-R" style:font-size-asian="12pt" style:font-size-complex="12pt"/>
    </style:style>
    <style:style style:name="P2" style:family="paragraph" style:parent-style-name="Standard">
      <style:text-properties style:font-name="UD Digi Kyokasho N-R" fo:font-size="12pt" officeooo:rsid="001b69de" officeooo:paragraph-rsid="001b69de" style:font-name-asian="UD Digi Kyokasho N-R" style:font-size-asian="12pt" style:font-size-complex="12pt"/>
    </style:style>
    <style:style style:name="P3" style:family="paragraph" style:parent-style-name="Table_20_Contents">
      <style:text-properties style:font-name="UD Digi Kyokasho N-R" fo:font-size="12pt" officeooo:rsid="00097277" officeooo:paragraph-rsid="00097277" style:font-name-asian="UD Digi Kyokasho N-R" style:font-size-asian="12pt" style:font-size-complex="12pt"/>
    </style:style>
    <style:style style:name="P4" style:family="paragraph" style:parent-style-name="Table_20_Contents">
      <style:text-properties style:font-name="UD Digi Kyokasho N-R" fo:font-size="12pt" officeooo:rsid="0013392d" officeooo:paragraph-rsid="0013392d" style:font-name-asian="UD Digi Kyokasho N-R" style:font-size-asian="12pt" style:font-size-complex="12pt"/>
    </style:style>
    <style:style style:name="P5" style:family="paragraph" style:parent-style-name="Table_20_Contents">
      <style:text-properties style:font-name="UD Digi Kyokasho N-R" fo:font-size="12pt" style:font-name-asian="UD Digi Kyokasho N-R" style:font-size-asian="12pt" style:font-size-complex="12pt"/>
    </style:style>
    <style:style style:name="P6" style:family="paragraph" style:parent-style-name="Table_20_Contents">
      <style:text-properties style:font-name="UD Digi Kyokasho N-R" fo:font-size="20pt" style:font-name-asian="UD Digi Kyokasho N-R" style:font-size-asian="20pt" style:font-size-complex="20pt"/>
    </style:style>
    <style:style style:name="P7" style:family="paragraph" style:parent-style-name="Table_20_Contents">
      <style:text-properties fo:font-variant="normal" fo:text-transform="none" style:font-name="UD Digi Kyokasho N-R" fo:font-size="20pt" style:font-name-asian="UD Digi Kyokasho N-R" style:font-size-asian="20pt" style:language-asian="zh" style:country-asian="CN" style:font-style-asian="normal" style:font-size-complex="20pt"/>
    </style:style>
    <style:style style:name="P8" style:family="paragraph" style:parent-style-name="Table_20_Contents" style:list-style-name="L1">
      <style:text-properties style:font-name="UD Digi Kyokasho N-R" fo:font-size="12pt" style:font-name-asian="UD Digi Kyokasho N-R" style:font-size-asian="12pt" style:font-size-complex="12pt"/>
    </style:style>
    <style:style style:name="P9" style:family="paragraph" style:parent-style-name="Table_20_Contents" style:list-style-name="L1">
      <style:text-properties style:font-name="UD Digi Kyokasho N-R" fo:font-size="12pt" officeooo:rsid="000cf0db" officeooo:paragraph-rsid="000cf0db" style:font-name-asian="UD Digi Kyokasho N-R" style:font-size-asian="12pt" style:font-size-complex="12pt"/>
    </style:style>
    <style:style style:name="P10" style:family="paragraph" style:parent-style-name="Table_20_Contents">
      <style:text-properties style:font-name="UD Digi Kyokasho N-R" fo:font-size="12pt" officeooo:paragraph-rsid="001fe172" style:font-name-asian="UD Digi Kyokasho N-R" style:font-size-asian="12pt" style:font-size-complex="12pt"/>
    </style:style>
    <style:style style:name="P11" style:family="paragraph" style:parent-style-name="Table_20_Contents">
      <style:text-properties style:font-name="UD Digi Kyokasho N-R" fo:font-size="20pt" style:font-name-asian="UD Digi Kyokasho N-R" style:font-size-asian="20pt" style:font-size-complex="20pt"/>
    </style:style>
    <style:style style:name="P12" style:family="paragraph" style:parent-style-name="Table_20_Contents">
      <style:text-properties style:font-name="UD Digi Kyokasho N-R" fo:font-size="20pt" style:font-name-asian="UD Digi Kyokasho N-R" style:font-size-asian="20pt" style:font-size-complex="20pt"/>
    </style:style>
    <style:style style:name="P13" style:family="paragraph" style:parent-style-name="Table_20_Contents">
      <style:text-properties style:font-name="UD Digi Kyokasho N-R" fo:font-size="20pt" officeooo:paragraph-rsid="001fe172" style:font-name-asian="UD Digi Kyokasho N-R" style:font-size-asian="20pt" style:font-size-complex="20pt"/>
    </style:style>
    <style:style style:name="P14" style:family="paragraph" style:parent-style-name="Table_20_Contents">
      <style:text-properties style:font-name="UD Digi Kyokasho N-R" fo:font-size="20pt" style:font-name-asian="UD Digi Kyokasho N-R" style:font-size-asian="20pt" style:font-size-complex="20pt"/>
    </style:style>
    <style:style style:name="P15" style:family="paragraph" style:parent-style-name="Table_20_Contents">
      <style:text-properties fo:font-size="20pt" officeooo:paragraph-rsid="0024f692" style:font-name-asian="UD Digi Kyokasho N-R" style:font-size-asian="20pt" style:font-size-complex="20pt"/>
    </style:style>
    <style:style style:name="P16" style:family="paragraph" style:parent-style-name="Table_20_Contents">
      <style:text-properties fo:font-size="20pt" style:font-name-asian="UD Digi Kyokasho N-R" style:font-size-asian="20pt" style:font-size-complex="20pt"/>
    </style:style>
    <style:style style:name="P17" style:family="paragraph" style:parent-style-name="Table_20_Contents">
      <style:text-properties fo:font-variant="normal" fo:text-transform="none" style:font-name="UD Digi Kyokasho N-R" fo:font-size="20pt" officeooo:paragraph-rsid="000ea11f" style:font-name-asian="UD Digi Kyokasho N-R" style:font-size-asian="20pt" style:language-asian="zh" style:country-asian="CN" style:font-style-asian="normal" style:font-size-complex="20pt"/>
    </style:style>
    <style:style style:name="T1" style:family="text">
      <style:text-properties style:font-name="UD Digi Kyokasho N-R"/>
    </style:style>
    <style:style style:name="T2" style:family="text">
      <style:text-properties style:font-name="UD Digi Kyokasho N-R" fo:font-size="20pt" style:font-name-asian="UD Digi Kyokasho N-R" style:font-size-asian="20pt" style:font-size-complex="20pt"/>
    </style:style>
    <style:style style:name="T3" style:family="text">
      <style:text-properties style:font-name="UD Digi Kyokasho N-R" fo:font-size="12pt" style:font-name-asian="UD Digi Kyokasho N-R" style:font-size-asian="12pt" style:font-size-complex="12pt"/>
    </style:style>
    <style:style style:name="T4" style:family="text">
      <style:text-properties style:font-name="UD Digi Kyokasho N-R" fo:font-size="12pt" style:font-size-asian="12pt" style:font-size-complex="12pt"/>
    </style:style>
    <style:style style:name="T5" style:family="text">
      <style:text-properties style:font-name="UD Digi Kyokasho N-R" fo:font-size="12pt" style:font-name-asian="UD Digi Kyokasho N-R" style:font-size-asian="12pt" style:font-size-complex="12pt"/>
    </style:style>
    <style:style style:name="T6" style:family="text">
      <style:text-properties style:font-name-asian="UD Digi Kyokasho N-R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style:font-name-asian="UD Digi Kyokasho N-R" style:font-size-asian="20pt" style:font-size-complex="2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3">Radical</text:p>
          </table:table-cell>
          <table:table-cell table:style-name="Table1.A1" office:value-type="string">
            <text:p text:style-name="P3">Kanji</text:p>
          </table:table-cell>
          <table:table-cell table:style-name="Table1.D1" office:value-type="string">
            <text:p text:style-name="P4">Example</text:p>
          </table:table-cell>
        </table:table-row>
        <table:table-row table:style-name="Table1.2">
          <table:table-cell table:style-name="Table1.A2" office:value-type="string">
            <text:list xml:id="list697880979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7">一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43157947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7">丨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26051156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26961042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66803912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11394543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 table:style-name="Table1.8">
          <table:table-cell table:style-name="Table1.A2" office:value-type="string">
            <text:list xml:id="list5163860338265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83240405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72138125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Table_20_Contents"><text:span text:style-name="T2">人</text:span><text:span text:style-name="T8">亻</text:span></text:p>
          </table:table-cell>
          <table:table-cell table:style-name="Table1.A2" office:value-type="string">
            <text:p text:style-name="Table_20_Contents"><text:span text:style-name="T2">人</text:span><text:span text:style-name="T8">付</text:span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397186551" text:continue-numbering="true" text:style-name="L1">
              <text:list-item>
                <text:p text:style-name="P9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59281551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17638002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06988179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6">冂</text:p>
          </table:table-cell>
          <table:table-cell table:style-name="Table1.A2" office:value-type="string">
            <text:p text:style-name="P6">円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74334845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97220999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20063858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41796437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61659782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36328909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65521396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41635761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73876983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79003960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28503961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34881967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76136461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00708348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27346661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45170113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17">又</text:p>
          </table:table-cell>
          <table:table-cell table:style-name="Table1.A2" office:value-type="string">
            <text:p text:style-name="P6">受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34021281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04201172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13">囗</text:p>
          </table:table-cell>
          <table:table-cell table:style-name="Table1.A2" office:value-type="string">
            <text:p text:style-name="P10"><text:span text:style-name="T7">図</text:span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85928441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6">土</text:p>
          </table:table-cell>
          <table:table-cell table:style-name="Table1.A2" office:value-type="string">
            <text:p text:style-name="Table_20_Contents"><text:span text:style-name="T8">場</text:span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59579938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6">士</text:p>
          </table:table-cell>
          <table:table-cell table:style-name="Table1.A2" office:value-type="string">
            <text:p text:style-name="P6">売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86408353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list xml:id="list5163839682231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55224170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39005478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21451470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92443188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911833412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6">宀</text:p>
          </table:table-cell>
          <table:table-cell table:style-name="Table1.A2" office:value-type="string">
            <text:p text:style-name="P6">室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12400123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11930986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15"><text:span text:style-name="T1">小⺌𭕄</text:span></text:p>
          </table:table-cell>
          <table:table-cell table:style-name="Table1.A2" office:value-type="string">
            <text:p text:style-name="P6">当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00844414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64485374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86123160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07229736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14183017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93657970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98822341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83129931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92450901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10267800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84417770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903353745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58002163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6">廾</text:p>
          </table:table-cell>
          <table:table-cell table:style-name="Table1.A2" office:value-type="string">
            <text:p text:style-name="P6">弁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97513747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60006061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04243752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20170737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6">彡</text:p>
          </table:table-cell>
          <table:table-cell table:style-name="Table1.A2" office:value-type="string">
            <text:p text:style-name="P6">形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59280666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35495637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04855555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15165296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74295531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64793052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35175350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16"><text:span text:style-name="T1">攴</text:span>攵</text:p>
          </table:table-cell>
          <table:table-cell table:style-name="Table1.A2" office:value-type="string">
            <text:p text:style-name="P6">教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12338954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73586706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08848966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93320497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910438923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list xml:id="list5163867351913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05050622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6">曰</text:p>
          </table:table-cell>
          <table:table-cell table:style-name="Table1.A2" office:value-type="string">
            <text:p text:style-name="P6">書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93875650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85331775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19263585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86419404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916309741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56958051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73112823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02751124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921621013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11551909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92899423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85919775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83036616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71699128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907873209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67155095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44215487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11851060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06900000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17014922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88107544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922545477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46383056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66000334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81225949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42208991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66538615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54919306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36192561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94830773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93267188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81117416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24460971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19249516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19850677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90739216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52774248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list xml:id="list5163765252189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31418985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91524174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37090527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58300284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12687112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70724606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26645031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42251750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40246138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98393892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921673073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93664205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38382485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25275889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64915015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81935142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74730823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95189356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37103828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50782173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16645048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72532285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14561817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59772059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13536527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61190662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43767177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07756290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27303052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83079392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21570944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54991623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908137522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78763711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36096307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22573327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05623557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83248455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99217189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list xml:id="list5163840106454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55747240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91402942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35890280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82824418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58660187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82759133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72454124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28139236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86775222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36092934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90210781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68237109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81369909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15819387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24659064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50608319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913586490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12149183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908987132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71149667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15219913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72419378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89134510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69860100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901559237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01314052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28510407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01289045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53960357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54394685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71851439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21789311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27159942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19196216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47789447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905589593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904454284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42179930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42098616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list xml:id="list5163820988632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56891272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82399548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920635243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904956352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63591571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95584385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68707281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87458821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89312559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34295400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43571674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70651310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66706775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37424691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915546317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31290574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732993537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31401760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65160492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73932689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70679381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66215622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163889679152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 Digi Kyokasho N-R" svg:font-family="'UD Digi Kyokasho N-R'" style:font-pitch="variable"/>
    <style:font-face style:name="UD Digi Kyokasho NP-B" svg:font-family="'UD Digi Kyokasho NP-B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06:02:55.320434207</meta:creation-date>
    <dc:date>2023-10-25T05:16:04.438466902</dc:date>
    <meta:editing-duration>PT1H23M15S</meta:editing-duration>
    <meta:editing-cycles>31</meta:editing-cycles>
    <meta:generator>LibreOffice/7.3.7.2$Linux_X86_64 LibreOffice_project/30$Build-2</meta:generator>
    <meta:document-statistic meta:table-count="1" meta:image-count="0" meta:object-count="0" meta:page-count="6" meta:paragraph-count="244" meta:word-count="249" meta:character-count="800" meta:non-whitespace-character-count="800"/>
  </office:meta>
</office:document-meta>
</file>